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f8d9" officeooo:paragraph-rsid="000af8d9"/>
    </style:style>
    <style:style style:name="P2" style:family="paragraph" style:parent-style-name="Standard">
      <style:text-properties officeooo:rsid="000bfe38" officeooo:paragraph-rsid="000bfe38"/>
    </style:style>
    <style:style style:name="P3" style:family="paragraph" style:parent-style-name="Standard">
      <style:text-properties officeooo:rsid="000fe61a" officeooo:paragraph-rsid="000fe61a"/>
    </style:style>
    <style:style style:name="P4" style:family="paragraph" style:parent-style-name="Standard">
      <style:text-properties officeooo:rsid="000fe61a" officeooo:paragraph-rsid="00149f3f"/>
    </style:style>
    <style:style style:name="P5" style:family="paragraph" style:parent-style-name="Standard">
      <style:text-properties officeooo:rsid="000fe61a" officeooo:paragraph-rsid="001bffcc"/>
    </style:style>
    <style:style style:name="P6" style:family="paragraph" style:parent-style-name="Standard">
      <style:text-properties officeooo:rsid="000fe61a" officeooo:paragraph-rsid="001e217a"/>
    </style:style>
    <style:style style:name="P7" style:family="paragraph" style:parent-style-name="Standard">
      <style:text-properties officeooo:rsid="000fe61a" officeooo:paragraph-rsid="001eb1c2"/>
    </style:style>
    <style:style style:name="P8" style:family="paragraph" style:parent-style-name="Standard">
      <style:text-properties officeooo:rsid="000fe61a" officeooo:paragraph-rsid="00207a58"/>
    </style:style>
    <style:style style:name="P9" style:family="paragraph" style:parent-style-name="Standard">
      <style:text-properties officeooo:rsid="000fe61a" officeooo:paragraph-rsid="0021f307"/>
    </style:style>
    <style:style style:name="P10" style:family="paragraph" style:parent-style-name="Standard">
      <style:text-properties officeooo:rsid="000fe61a" officeooo:paragraph-rsid="00233b99"/>
    </style:style>
    <style:style style:name="P11" style:family="paragraph" style:parent-style-name="Standard" style:list-style-name="L1">
      <style:text-properties officeooo:paragraph-rsid="002e7f35"/>
    </style:style>
    <style:style style:name="P12" style:family="paragraph" style:parent-style-name="Standard" style:list-style-name="L1">
      <style:text-properties officeooo:rsid="0026f945" officeooo:paragraph-rsid="0026f945"/>
    </style:style>
    <style:style style:name="T1" style:family="text">
      <style:text-properties officeooo:rsid="00149f3f"/>
    </style:style>
    <style:style style:name="T2" style:family="text">
      <style:text-properties officeooo:rsid="0015709a"/>
    </style:style>
    <style:style style:name="T3" style:family="text">
      <style:text-properties officeooo:rsid="001bffcc"/>
    </style:style>
    <style:style style:name="T4" style:family="text">
      <style:text-properties officeooo:rsid="001cddd3"/>
    </style:style>
    <style:style style:name="T5" style:family="text">
      <style:text-properties officeooo:rsid="001e217a"/>
    </style:style>
    <style:style style:name="T6" style:family="text">
      <style:text-properties officeooo:rsid="001eb1c2"/>
    </style:style>
    <style:style style:name="T7" style:family="text">
      <style:text-properties officeooo:rsid="00207a58"/>
    </style:style>
    <style:style style:name="T8" style:family="text">
      <style:text-properties officeooo:rsid="0021f307"/>
    </style:style>
    <style:style style:name="T9" style:family="text">
      <style:text-properties officeooo:rsid="0022a2e9"/>
    </style:style>
    <style:style style:name="T10" style:family="text">
      <style:text-properties officeooo:rsid="00233b99"/>
    </style:style>
    <style:style style:name="T11" style:family="text">
      <style:text-properties officeooo:rsid="0024d073"/>
    </style:style>
    <style:style style:name="T12" style:family="text">
      <style:text-properties officeooo:rsid="00271222"/>
    </style:style>
    <style:style style:name="T13" style:family="text">
      <style:text-properties officeooo:rsid="0028eb49"/>
    </style:style>
    <style:style style:name="T14" style:family="text">
      <style:text-properties officeooo:rsid="002ac53c"/>
    </style:style>
    <style:style style:name="T15" style:family="text">
      <style:text-properties officeooo:rsid="002ade25"/>
    </style:style>
    <style:style style:name="T16" style:family="text">
      <style:text-properties officeooo:rsid="002c5810"/>
    </style:style>
    <style:style style:name="T17" style:family="text">
      <style:text-properties officeooo:rsid="002ca0f5"/>
    </style:style>
    <style:style style:name="T18" style:family="text">
      <style:text-properties fo:color="#ffc66d" loext:opacity="100%" style:font-name="JetBrains Mono" fo:font-size="10pt" fo:font-style="normal" fo:font-weight="normal" officeooo:rsid="002e7f35" style:font-size-asian="10pt" style:font-style-asian="normal" style:font-weight-asian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2</text:p>
      <text:p text:style-name="P1"/>
      <text:p text:style-name="P1">Questions:</text:p>
      <text:list text:style-name="L1">
        <text:list-item>
          <text:p text:style-name="P12">Le projet 2 me dit que je dois choisir comme target une colonne ayant moins de 50% de valeurs mais le nutrition_grade_fr en a 71,7%, ca a passe les autres evaluations? <text:span text:style-name="T12">Je pourrais essayer avec categories_fr sinon, 28,9% remplie</text:span></text:p>
        </text:list-item>
        <text:list-item>
          <text:p text:style-name="P11"><text:span text:style-name="T18"/></text:p>
        </text:list-item>
      </text:list>
      <text:p text:style-name="P2"/>
      <text:p text:style-name="P3"/>
      <text:p text:style-name="P3"><text:span text:style-name="Strong_20_Emphasis"/></text:p>
      <text:p text:style-name="P3"><text:span text:style-name="Strong_20_Emphasis"/></text:p>
      <text:p text:style-name="P4"><text:span text:style-name="Strong_20_Emphasis"><text:span text:style-name="T1">En plus d’1 présentation pour des personnes non-techniques.</text:span></text:span></text:p>
      <text:p text:style-name="P4"><text:span text:style-name="Strong_20_Emphasis"><text:span text:style-name="T2">O</text:span></text:span><text:span text:style-name="Strong_20_Emphasis">n doit expliquer dans une présentation en quoi ce projet respecte les 5 grands principes du RGPD. </text:span></text:p>
      <text:p text:style-name="P4"><text:span text:style-name="Strong_20_Emphasis">https://www.cnil.fr/fr/comprendre-le-rgpd/les-six-grands-principes-du-rgpd</text:span></text:p>
      <text:p text:style-name="P4"><text:span text:style-name="Strong_20_Emphasis"/></text:p>
      <text:p text:style-name="P4"><text:span text:style-name="Strong_20_Emphasis"/></text:p>
      <text:p text:style-name="P5"><text:span text:style-name="Strong_20_Emphasis"><text:span text:style-name="T3">ICI</text:span></text:span></text:p>
      <text:p text:style-name="P5"><text:span text:style-name="Strong_20_Emphasis"><text:span text:style-name="T3">Uni varie you check each column like sugar, fat, …</text:span></text:span></text:p>
      <text:p text:style-name="P5"><text:span text:style-name="Strong_20_Emphasis"><text:span text:style-name="T3">Anaylse donc sur qu’entre 0 et 100, que la somme est en dessous de 100. Histogramme pour distribution.</text:span></text:span></text:p>
      <text:p text:style-name="P5"><text:span text:style-name="Strong_20_Emphasis"><text:span text:style-name="T3">nutriscore grad pour la qualitative histoire de la prédire en fonction des autres. Multivariée pour ça. </text:span></text:span></text:p>
      <text:p text:style-name="P5"><text:span text:style-name="Strong_20_Emphasis"/></text:p>
      <text:p text:style-name="P5"><text:span text:style-name="Strong_20_Emphasis"><text:span text:style-name="T3">Entre 2 quantitatives. Pairplot donc plot avec 2 variables pour essayer de voir les relations, t</text:span></text:span><text:span text:style-name="Strong_20_Emphasis"><text:span text:style-name="T16">y</text:span></text:span><text:span text:style-name="Strong_20_Emphasis"><text:span text:style-name="T3">piquement si c’est une droite en diagonale tu as une relation linéaire.</text:span></text:span></text:p>
      <text:p text:style-name="P5"><text:span text:style-name="Strong_20_Emphasis"/></text:p>
      <text:p text:style-name="P5"><text:span text:style-name="Strong_20_Emphasis"><text:span text:style-name="T3">Entre 1 quali et 1 quanti, boxplot. Quantitative verticale, catégories sur l’axe x et tu vois après la distribution par catégorie qualitative. C’est bivarié. D’abord tu vois une de ces relations </text:span></text:span><text:span text:style-name="Strong_20_Emphasis"><text:span text:style-name="T4">sur la distribution </text:span></text:span><text:span text:style-name="Strong_20_Emphasis"><text:span text:style-name="T3">et après tu dois les vérifier, t</text:span></text:span><text:span text:style-name="Strong_20_Emphasis"><text:span text:style-name="T13">y</text:span></text:span><text:span text:style-name="Strong_20_Emphasis"><text:span text:style-name="T3">piquement avec une matrice de distribution pour la première. Après tu peux aussi faire des tests statistiques pour further verification.</text:span></text:span></text:p>
      <text:p text:style-name="P5"><text:span text:style-name="Strong_20_Emphasis"/></text:p>
      <text:p text:style-name="P6"><text:span text:style-name="Strong_20_Emphasis"><text:span text:style-name="T5">Entre 2 quantitatives comme le nutriscore et un autre tu peux faire une analyse/test du Khi2 pour ça.</text:span></text:span></text:p>
      <text:p text:style-name="P6"><text:span text:style-name="Strong_20_Emphasis"/></text:p>
      <text:p text:style-name="P7"><text:span text:style-name="Strong_20_Emphasis"><text:span text:style-name="T6">Et après l’analyse tu fais </text:span></text:span><text:span text:style-name="Strong_20_Emphasis"><text:span text:style-name="T7">un</text:span></text:span><text:span text:style-name="Strong_20_Emphasis"><text:span text:style-name="T6"> remplissage des données, le mentor aime faire ça après les analyses. </text:span></text:span><text:span text:style-name="Strong_20_Emphasis"><text:span text:style-name="T7">Fais gaffe après, par exemple la colonne sugar_100gr certains produits n’en auront pas donc tu ne devrais pas remplir ou ici tu remplis un 0.</text:span></text:span></text:p>
      <text:p text:style-name="P8"><text:span text:style-name="Strong_20_Emphasis"><text:span text:style-name="T7">Deuxième strat c’est la moyenne d’une colonne en fonction d’une autre, par exemple la mo</text:span></text:span><text:span text:style-name="Strong_20_Emphasis"><text:span text:style-name="T17">y</text:span></text:span><text:span text:style-name="Strong_20_Emphasis"><text:span text:style-name="T7">enne avec les gâteaux.</text:span></text:span></text:p>
      <text:p text:style-name="P8"><text:span text:style-name="Strong_20_Emphasis"/></text:p>
      <text:p text:style-name="P9"><text:span text:style-name="Strong_20_Emphasis"><text:span text:style-name="T8">Un des rendus est un notebook, essaie de voir si tu as ça Pycharm, sinon utilise Jupiter </text:span></text:span><text:span text:style-name="Strong_20_Emphasis"><text:span text:style-name="T9">something. Hesite pas a mettre des markdowns/commentaires, ça consiste en le rapport.</text:span></text:span></text:p>
      <text:p text:style-name="P9"><text:span text:style-name="Strong_20_Emphasis"/></text:p>
      <text:p text:style-name="P10"><text:span text:style-name="Strong_20_Emphasis"><text:span text:style-name="T10">Anal</text:span></text:span><text:span text:style-name="Strong_20_Emphasis"><text:span text:style-name="T14">y</text:span></text:span><text:span text:style-name="Strong_20_Emphasis"><text:span text:style-name="T10">se en composante principale, </text:span></text:span><text:span text:style-name="Strong_20_Emphasis"><text:span text:style-name="T11">quelques</text:span></text:span><text:span text:style-name="Strong_20_Emphasis"><text:span text:style-name="T10"> lignes de code P</text:span></text:span><text:span text:style-name="Strong_20_Emphasis"><text:span text:style-name="T15">y</text:span></text:span><text:span text:style-name="Strong_20_Emphasis"><text:span text:style-name="T10">thon mais dans livrable. Tu réduis les dimensions en gros, il y a un cours sur Openclassroom là-dessus.</text:span></text:span></text:p>
      <text:p text:style-name="P10"><text:span text:style-name="Strong_20_Emphasis"/></text:p>
      <text:p text:style-name="P10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6:11:23.946861330</meta:creation-date>
    <dc:date>2024-05-03T15:02:31.978419001</dc:date>
    <meta:editing-duration>PT22H13M23S</meta:editing-duration>
    <meta:editing-cycles>42</meta:editing-cycles>
    <meta:generator>LibreOffice/7.6.6.3$Linux_X86_64 LibreOffice_project/60$Build-3</meta:generator>
    <meta:document-statistic meta:table-count="0" meta:image-count="0" meta:object-count="0" meta:page-count="1" meta:paragraph-count="18" meta:word-count="335" meta:character-count="2079" meta:non-whitespace-character-count="1761"/>
  </office:meta>
</office:document-meta>
</file>